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 style:data-style-name="N99"/>
    <style:style style:name="ce3" style:family="table-cell" style:parent-style-name="Default" style:data-style-name="N84"/>
    <style:style style:name="ce4" style:family="table-cell" style:parent-style-name="Default">
      <style:text-properties style:use-window-font-color="true" style:text-outline="false" style:text-line-through-style="none" style:font-name="Hiragino Kaku Gothic ProN W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0"/>
    <style:style style:name="ce6" style:family="table-cell" style:parent-style-name="Default" style:data-style-name="N5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group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</text:p>
          </table:table-cell>
          <table:table-cell office:value-type="string">
            <text:p>暗室</text:p>
          </table:table-cell>
          <table:table-cell office:value-type="string">
            <text:p>機器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平日のみ</text:p>
          </table:table-cell>
          <table:table-cell table:number-columns-repeated="2"/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tem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group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１</text:p>
          </table:table-cell>
          <table:table-cell office:value-type="string">
            <text:p>会議室２</text:p>
          </table:table-cell>
          <table:table-cell office:value-type="string">
            <text:p>電子顕微鏡</text:p>
          </table:table-cell>
          <table:table-cell/>
        </table:table-row>
        <table:table-row table:style-name="ro2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10名まで</text:p>
          </table:table-cell>
          <table:table-cell table:number-columns-repeated="3"/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weekl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庶務</text:p>
          </table:table-cell>
          <table:table-cell office:value-type="string">
            <text:p>教務</text:p>
          </table:table-cell>
          <table:table-cell office:value-type="string">
            <text:p>会計</text:p>
          </table:table-cell>
          <table:table-cell/>
        </table:table-row>
        <table:table-row table:style-name="ro2">
          <table:table-cell office:value-type="string">
            <text:p>wday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:sun, 1:mon, …, 6:sat, 7:sun</text:p>
          </table:table-cell>
        </table:table-row>
        <table:table-row table:style-name="ro1">
          <table:table-cell office:value-type="string">
            <text:p>begin</text:p>
          </table:table-cell>
          <table:table-cell office:value-type="string">
            <text:p>time</text:p>
          </table:table-cell>
          <table:table-cell table:number-columns-repeated="2"/>
          <table:table-cell table:style-name="ce5" office:value-type="time" office:time-value="PT09H00M00S">
            <text:p>9:00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09H00M00S">
            <text:p>9:00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time</text:p>
          </table:table-cell>
          <table:table-cell table:number-columns-repeated="2"/>
          <table:table-cell table:style-name="ce5" office:value-type="time" office:time-value="PT10H00M00S">
            <text:p>10:0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10H00M00S">
            <text:p>10:0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♪</text:p>
          </table:table-cell>
          <table:table-cell office:value-type="string">
            <text:p>庶</text:p>
          </table:table-cell>
          <table:table-cell office:value-type="string">
            <text:p>教</text:p>
          </table:table-cell>
          <table:table-cell office:value-type="string">
            <text:p>会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table:number-columns-repeated="3" office:value-type="string">
            <text:p>定例ミーティング</text:p>
          </table:table-cell>
          <table:table-cell/>
        </table:table-row>
        <table:table-row table:style-name="ro2">
          <table:table-cell office:value-type="string">
            <text:p>cancel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weeklyrevok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weekly_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pplicant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村上</text:p>
          </table:table-cell>
          <table:table-cell office:value-type="string">
            <text:p>村中</text:p>
          </table:table-cell>
          <table:table-cell office:value-type="string">
            <text:p>村下</text:p>
          </table:table-cell>
          <table:table-cell/>
        </table:table-row>
        <table:table-row table:style-name="ro2">
          <table:table-cell office:value-type="string">
            <text:p>date</text:p>
          </table:table-cell>
          <table:table-cell office:value-type="string">
            <text:p>datetime</text:p>
          </table:table-cell>
          <table:table-cell table:number-columns-repeated="2"/>
          <table:table-cell table:style-name="ce3" office:value-type="date" office:date-value="2013-07-01">
            <text:p>2013-07-01</text:p>
          </table:table-cell>
          <table:table-cell table:style-name="ce3" office:value-type="date" office:date-value="2013-08-16">
            <text:p>2013-08-16</text:p>
          </table:table-cell>
          <table:table-cell table:style-name="ce3" office:value-type="date" office:date-value="2013-07-08">
            <text:p>2013-07-08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夏季休暇</text:p>
          </table:table-cell>
          <table:table-cell table:number-columns-repeated="2"/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ervation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''</text:p>
          </table:table-cell>
          <table:table-cell office:value-type="string">
            <text:p>佐藤</text:p>
          </table:table-cell>
          <table:table-cell table:number-columns-repeated="2" office:value-type="string">
            <text:p>鈴木</text:p>
          </table:table-cell>
          <table:table-cell/>
        </table:table-row>
        <table:table-row table:style-name="ro2">
          <table:table-cell office:value-type="string">
            <text:p>begin</text:p>
          </table:table-cell>
          <table:table-cell office:value-type="string">
            <text:p>datetime</text:p>
          </table:table-cell>
          <table:table-cell table:number-columns-repeated="2"/>
          <table:table-cell table:style-name="ce6" office:value-type="date" office:date-value="2013-07-10T09:00:00">
            <text:p>2013/7/10 9:00</text:p>
          </table:table-cell>
          <table:table-cell table:style-name="ce6" office:value-type="date" office:date-value="2013-07-10T14:00:00">
            <text:p>2013/7/10 14:00</text:p>
          </table:table-cell>
          <table:table-cell table:style-name="ce6" office:value-type="date" office:date-value="2013-07-10T09:00:00">
            <text:p>2013/7/10 9:00</text:p>
          </table:table-cell>
          <table:table-cell/>
        </table:table-row>
        <table:table-row table:style-name="ro2">
          <table:table-cell office:value-type="string">
            <text:p>end</text:p>
          </table:table-cell>
          <table:table-cell office:value-type="string">
            <text:p>datetime</text:p>
          </table:table-cell>
          <table:table-cell table:number-columns-repeated="2"/>
          <table:table-cell table:style-name="ce6" office:value-type="date" office:date-value="2013-07-10T10:00:00">
            <text:p>2013/7/10 10:00</text:p>
          </table:table-cell>
          <table:table-cell table:style-name="ce6" office:value-type="date" office:date-value="2013-07-10T15:00:00">
            <text:p>2013/7/10 15:00</text:p>
          </table:table-cell>
          <table:table-cell table:style-name="ce6" office:value-type="date" office:date-value="2013-07-10T10:00:00">
            <text:p>2013/7/10 10:0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table:style-name="ce4" office:value-type="string">
            <text:p>☆</text:p>
          </table:table-cell>
          <table:table-cell office:value-type="string">
            <text:p>☆</text:p>
          </table:table-cell>
          <table:table-cell table:number-columns-repeated="2" table:style-name="ce4" office:value-type="string">
            <text:p>☆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打ち合わせ</text:p>
          </table:table-cell>
          <table:table-cell table:number-columns-repeated="3"/>
        </table:table-row>
        <table:table-row table:style-name="ro2">
          <table:table-cell office:value-type="string">
            <text:p>cancel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 office:value-type="date" office:date-value="2013-07-09">
            <text:p>2013-07-09</text:p>
          </table:table-cell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us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dmin</text:p>
          </table:table-cell>
          <table:table-cell table:number-columns-repeated="3"/>
        </table:table-row>
        <table:table-row table:style-name="ro1">
          <table:table-cell office:value-type="string">
            <text:p>password_digest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(digest)</text:p>
          </table:table-cell>
          <table:table-cell table:number-columns-repeated="3"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''</text:p>
          </table:table-cell>
          <table:table-cell table:number-columns-repeated="3"/>
        </table:table-row>
        <table:table-row table:style-name="ro1">
          <table:table-cell office:value-type="string">
            <text:p>admin</text:p>
          </table:table-cell>
          <table:table-cell office:value-type="string">
            <text:p>boolean</text:p>
          </table:table-cell>
          <table:table-cell table:style-name="ce2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 table:number-rows-repeated="104850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1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6">0000/00/00</text:date>, <text:time style:data-style-name="N2" text:time-value="0000-00-00T08:44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06:48:04</meta:creation-date>
    <dc:date>2013-07-06T08:56:50</dc:date>
    <meta:editing-duration>PT15M40S</meta:editing-duration>
    <meta:editing-cycles>3</meta:editing-cycles>
    <meta:generator>LibreOffice/4.0.4.2$MacOSX_x86 LibreOffice_project/9e9821abd0ffdbc09cd8c52eaa574fa09eb08f2</meta:generator>
    <meta:document-statistic meta:table-count="1" meta:cell-count="256" meta:object-count="0"/>
  </office:meta>
</office:document-meta>
</file>